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67ab5b" style:parent-style-name="Standard">
      <style:text-properties fo:country="US" fo:language="en"/>
    </style:style>
    <style:style style:family="paragraph" style:name="a498d8f" style:parent-style-name="Standard">
      <style:text-properties fo:country="US" fo:language="en"/>
    </style:style>
    <style:style style:family="paragraph" style:name="aab7350" style:parent-style-name="Standard">
      <style:text-properties fo:country="US" fo:language="en"/>
    </style:style>
    <style:style style:family="paragraph" style:name="a3906c4" style:parent-style-name="Standard">
      <style:text-properties fo:country="US" fo:language="en"/>
    </style:style>
    <style:style style:family="paragraph" style:name="affa893" style:parent-style-name="Standard">
      <style:text-properties fo:country="US" fo:language="en"/>
    </style:style>
    <style:style style:family="paragraph" style:name="aa43ffe" style:parent-style-name="Standard">
      <style:text-properties fo:country="US" fo:language="en"/>
    </style:style>
    <style:style style:family="paragraph" style:name="af21782" style:parent-style-name="Standard">
      <style:text-properties fo:country="US" fo:language="en"/>
    </style:style>
    <style:style style:family="paragraph" style:name="afd5bbf" style:parent-style-name="Standard">
      <style:text-properties fo:country="US" fo:language="en"/>
    </style:style>
    <style:style style:family="paragraph" style:name="ac17389" style:parent-style-name="Standard">
      <style:text-properties fo:country="US" fo:language="en"/>
    </style:style>
    <style:style style:family="paragraph" style:name="a1adaca" style:parent-style-name="Standard">
      <style:text-properties fo:country="US" fo:language="en"/>
    </style:style>
    <style:style style:family="paragraph" style:name="a47608b" style:parent-style-name="Standard">
      <style:text-properties fo:country="US" fo:language="en"/>
    </style:style>
    <style:style style:family="paragraph" style:name="a435f91" style:parent-style-name="Standard">
      <style:text-properties fo:country="US" fo:language="en"/>
    </style:style>
    <style:style style:family="paragraph" style:name="aa4169c" style:parent-style-name="Standard">
      <style:text-properties fo:country="US" fo:language="en"/>
    </style:style>
    <style:style style:family="paragraph" style:name="a615000" style:parent-style-name="Standard">
      <style:text-properties fo:country="US" fo:language="en"/>
    </style:style>
    <style:style style:family="paragraph" style:name="aab99ef" style:parent-style-name="Standard">
      <style:text-properties fo:country="US" fo:language="en"/>
    </style:style>
    <style:style style:family="paragraph" style:name="a804aa3" style:parent-style-name="Standard">
      <style:text-properties fo:country="US" fo:language="en"/>
    </style:style>
    <style:style style:family="paragraph" style:name="a0ffa1c" style:parent-style-name="Standard">
      <style:text-properties fo:country="US" fo:language="en"/>
    </style:style>
    <style:style style:family="paragraph" style:name="ae66b85" style:parent-style-name="Standard">
      <style:text-properties fo:country="US" fo:language="en"/>
    </style:style>
    <style:style style:family="paragraph" style:name="a86713d" style:parent-style-name="Standard">
      <style:text-properties fo:country="US" fo:language="en"/>
    </style:style>
    <style:style style:family="paragraph" style:name="a857041" style:parent-style-name="Standard">
      <style:text-properties fo:country="US" fo:language="en"/>
    </style:style>
    <style:style style:family="paragraph" style:name="a57cc84" style:parent-style-name="Standard">
      <style:text-properties fo:country="US" fo:language="en"/>
    </style:style>
    <style:style style:family="paragraph" style:name="adb2a21" style:parent-style-name="Standard">
      <style:text-properties fo:country="US" fo:language="en"/>
    </style:style>
    <style:style style:family="paragraph" style:name="a84852e" style:parent-style-name="Standard">
      <style:text-properties fo:country="US" fo:language="en"/>
    </style:style>
    <style:style style:family="paragraph" style:name="a68984a" style:parent-style-name="Standard">
      <style:text-properties fo:country="US" fo:language="en"/>
    </style:style>
    <style:style style:family="paragraph" style:name="aa39a11" style:parent-style-name="Standard">
      <style:text-properties fo:country="US" fo:language="en"/>
    </style:style>
    <style:style style:family="paragraph" style:name="ababb4e" style:parent-style-name="Standard">
      <style:text-properties fo:country="US" fo:language="en"/>
    </style:style>
    <style:style style:family="paragraph" style:name="a15cf21" style:parent-style-name="Standard">
      <style:text-properties fo:country="US" fo:language="en"/>
    </style:style>
    <style:style style:family="text" style:name="a32f6a6" style:parent-style-name="Absatz-Standardschriftart">
      <style:text-properties fo:country="US" fo:font-weight="bold" fo:language="en" style:font-weight-asian="bold"/>
    </style:style>
    <style:style style:family="text" style:name="ae6b9a1" style:parent-style-name="Absatz-Standardschriftart">
      <style:text-properties fo:country="US" fo:language="en"/>
    </style:style>
    <style:style style:family="text" style:name="ab5e3e1" style:parent-style-name="Absatz-Standardschriftart">
      <style:text-properties fo:country="US" fo:language="en"/>
    </style:style>
    <style:style style:family="text" style:name="a872ce8" style:parent-style-name="Absatz-Standardschriftart">
      <style:text-properties fo:country="US" fo:language="en"/>
    </style:style>
    <style:style style:family="text" style:name="a9a169d" style:parent-style-name="Absatz-Standardschriftart">
      <style:text-properties fo:country="US" fo:language="en"/>
    </style:style>
    <style:style style:family="paragraph" style:name="a6274e7" style:parent-style-name="Standard">
      <style:text-properties fo:country="US" fo:language="en"/>
    </style:style>
    <style:style style:family="text" style:name="a5bb782" style:parent-style-name="Absatz-Standardschriftart">
      <style:text-properties fo:country="US" fo:font-weight="bold" fo:language="en" style:font-weight-asian="bold"/>
    </style:style>
    <style:style style:family="text" style:name="a8690dd" style:parent-style-name="Absatz-Standardschriftart">
      <style:text-properties fo:country="US" fo:language="en"/>
    </style:style>
    <style:style style:family="text" style:name="a094fec" style:parent-style-name="Absatz-Standardschriftart">
      <style:text-properties fo:country="US" fo:language="en"/>
    </style:style>
    <style:style style:family="text" style:name="a3891e7" style:parent-style-name="Absatz-Standardschriftart">
      <style:text-properties fo:country="US" fo:language="en"/>
    </style:style>
    <style:style style:family="text" style:name="a28dee9" style:parent-style-name="Absatz-Standardschriftart">
      <style:text-properties fo:country="US" fo:language="en"/>
    </style:style>
    <style:style style:family="paragraph" style:name="a4e9e4f" style:parent-style-name="Standard">
      <style:text-properties fo:country="US" fo:language="en"/>
    </style:style>
    <style:style style:family="text" style:name="a1d9bb8" style:parent-style-name="Absatz-Standardschriftart">
      <style:text-properties fo:country="US" fo:language="en"/>
    </style:style>
    <style:style style:family="text" style:name="aaa23ce" style:parent-style-name="Absatz-Standardschriftart">
      <style:text-properties fo:country="US" fo:language="en"/>
    </style:style>
    <style:style style:family="paragraph" style:name="a4de0fe" style:parent-style-name="Standard">
      <style:text-properties fo:country="US" fo:language="en"/>
    </style:style>
    <style:style style:family="text" style:name="abbb835" style:parent-style-name="Absatz-Standardschriftart">
      <style:text-properties fo:country="US" fo:language="en"/>
    </style:style>
    <style:style style:family="text" style:name="a68df4b" style:parent-style-name="Absatz-Standardschriftart">
      <style:text-properties fo:country="US" fo:language="en"/>
    </style:style>
    <style:style style:family="paragraph" style:name="ad0490f" style:parent-style-name="Standard">
      <style:text-properties fo:country="US" fo:language="en"/>
    </style:style>
    <style:style style:family="text" style:name="afc24b5" style:parent-style-name="Absatz-Standardschriftart">
      <style:text-properties fo:country="US" fo:language="en"/>
    </style:style>
    <style:style style:family="paragraph" style:name="a29c845" style:parent-style-name="Standard">
      <style:text-properties fo:country="US" fo:language="en"/>
    </style:style>
    <style:style style:family="paragraph" style:name="add029b" style:parent-style-name="Standard">
      <style:text-properties fo:country="US" fo:language="en"/>
    </style:style>
    <style:style style:family="text" style:name="ae5bcd8" style:parent-style-name="Absatz-Standardschriftart">
      <style:text-properties fo:country="US" fo:language="en"/>
    </style:style>
    <style:style style:family="paragraph" style:name="ae0a1cd" style:parent-style-name="Standard">
      <style:text-properties fo:country="US" fo:language="en"/>
    </style:style>
    <style:style style:family="paragraph" style:name="a2f443b" style:parent-style-name="Standard">
      <style:paragraph-properties fo:break-before="page"/>
    </style:style>
    <number:date-style number:automatic-order="true" number:format-source="language" style:name="N1">
      <number:day number:style="long"/>
      <number:text>.</number:text>
      <number:month number:style="long" number:textual="false"/>
      <number:text>.</number:text>
      <number:year number:style="long"/>
    </number:date-style>
    <number:date-style number:automatic-order="true" number:format-source="language" style:name="N2">
      <number:hours number:style="short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>
      <text:p text:style-name="a2f443b">Date field, simple:<text:s/><text:date style:data-style-name="N1" text:date-value="2013-04-08T11:39:48">08.04.2013</text:date></text:p>
      <text:p text:style-name="ae0a1cd"/>
      <text:p text:style-name="Standard"><text:span text:style-name="ae5bcd8">Date field, complex:<text:s/></text:span><text:date style:data-style-name="N1" text:date-value="2013-04-08T11:39:48">08.04.2013</text:date></text:p>
      <text:p text:style-name="add029b"/>
      <text:p text:style-name="a29c845">Time field (below):</text:p>
      <text:p text:style-name="Standard"><text:span text:style-name="afc24b5"><text:date style:data-style-name="N2" text:date-value="2013-04-08T11:39:48">11:27:13 AM</text:date></text:span></text:p>
      <text:p text:style-name="ad0490f"/>
      <text:p text:style-name="Standard"><text:span text:style-name="a68df4b">Author (as field):<text:s/></text:span><text:span text:style-name="abbb835"><text:initial-creator>Malte Timmermann</text:initial-creator></text:span></text:p>
      <text:p text:style-name="a4de0fe"/>
      <text:p text:style-name="Standard"><text:span text:style-name="aaa23ce">Author (as document property):<text:s/></text:span><text:span text:style-name="a1d9bb8">Malte Timmermann</text:span></text:p>
      <text:p text:style-name="a4e9e4f"/>
      <text:p text:style-name="Standard"><text:span text:style-name="a28dee9">F</text:span><text:span text:style-name="a3891e7">ilename</text:span><text:span text:style-name="a094fec"><text:s/>field</text:span><text:span text:style-name="a8690dd">:<text:s/></text:span><text:span text:style-name="a5bb782"><text:file-name style:data-style-name="" text:display="name-and-extension">feature_fields_os.odt</text:file-name></text:span></text:p>
      <text:p text:style-name="a6274e7"/>
      <text:p text:style-name="Standard"><text:span text:style-name="a9a169d">F</text:span><text:span text:style-name="a872ce8">ilename</text:span><text:span text:style-name="ab5e3e1"><text:s/>field</text:span><text:span text:style-name="ae6b9a1">, uppercase:<text:s/></text:span><text:span text:style-name="a32f6a6"><text:file-name style:data-style-name="" text:display="name-and-extension">feature_fields_os.odt</text:file-name></text:span></text:p>
      <text:p text:style-name="a15cf21"/>
      <text:p text:style-name="ababb4e">Sequence field Drawing No.:<text:s/><text:sequence style:data-style-name="" text:formula="ooow:Drawing+1" text:name="Drawing" text:ref-name="refDrawing0">1</text:sequence></text:p>
      <text:p text:style-name="aa39a11"/>
      <text:p text:style-name="a68984a">Variable field v1:<text:s/><text:variable-set office:value="99" office:value-type="float" style:data-style-name="" text:name="v1">99</text:variable-set></text:p>
      <text:p text:style-name="a84852e"/>
      <text:p text:style-name="adb2a21">User field u1:<text:s/><text:user-field-get office:value-type="float" style:data-style-name="" text:name="u1">123</text:user-field-get></text:p>
      <text:p text:style-name="a57cc84"/>
      <text:p text:style-name="a857041">DDE field:<text:s/><text:dde-connection style:data-style-name="" text:connection-name="soffice1">﻿Cell1</text:dde-connection></text:p>
      <text:p text:style-name="a86713d"/>
      <text:p text:style-name="ae66b85">Makro field:<text:s/><text:execute-macro>Exec macro</text:execute-macro></text:p>
      <text:p text:style-name="a0ffa1c"/>
      <text:p text:style-name="a804aa3">Hidden text field:<text:s/><text:hidden-text style:data-style-name="" text:condition="ooow:false">not hidden</text:hidden-text></text:p>
      <text:p text:style-name="aab99ef"/>
      <text:p text:style-name="a615000">Place holder field:<text:s/><text:placeholder style:data-style-name="" text:description="Frame" text:placeholder-type="text-box">&lt;Place holder to frame&gt;</text:placeholder></text:p>
      <text:p text:style-name="aa4169c"/>
      <text:p text:style-name="a435f91">Conditional text field:<text:s/><text:conditional-text style:data-style-name="" text:condition="ooow:true" text:string-value-if-false="invisible text" text:string-value-if-true="visible text">visible text</text:conditional-text></text:p>
      <text:p text:style-name="a47608b"/>
      <text:p text:style-name="a1adaca">Set reference field (no visible text)<text:s/><text:s text:c="3"/>Get reference:<text:s/><text:reference-ref style:data-style-name="" text:ref-name="SetRef" text:reference-format="page">1</text:reference-ref></text:p>
      <text:p text:style-name="ac17389"/>
      <text:p text:style-name="afd5bbf">Database:<text:s/></text:p>
      <text:p text:style-name="af21782">Mail merge field (database field):<text:s/><text:database-display style:data-style-name="" text:column-name="Identifier" text:database-name="Bibliography" text:table-name="biblio">&lt;Identifier&gt;</text:database-display></text:p>
      <text:p text:style-name="aa43ffe">Next DB record field(invisible):<text:s/></text:p>
      <text:p text:style-name="affa893">Database name field:<text:s/><text:database-name style:data-style-name="" text:database-name="Bibliography" text:table-name="biblio">Bibliography.biblio</text:database-name></text:p>
      <text:p text:style-name="a3906c4">Record number field:<text:s/><text:database-row-number style:data-style-name="" text:database-name="Bibliography" text:table-name="biblio" office:value="0"/></text:p>
      <text:p text:style-name="aab7350">Any record field(invisible):<text:s/></text:p>
      <text:p text:style-name="a498d8f"/>
      <text:p text:style-name="a67ab5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margin-top="0.0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Standard" style:parent-style-name="default_paragraph_style"/>
    <style:style style:family="text" style:name="Placeholder" style:parent-style-name="default_character_style">
      <style:text-properties fo:color="#008080" style:text-underline-style="solid"/>
    </style:style>
    <style:style style:family="text" style:name="Absatz-Standardschriftart" style:parent-style-name="default_character_style"/>
    <style:style style:family="text" style:name="Platzhaltertext" style:parent-style-name="Absatz-Standardschriftart">
      <style:text-properties fo:color="#808080"/>
    </style:style>
    <style:default-style style:family="graphic">
      <style:graphic-properties draw:fill="solid" draw:fill-color="#5b9bd5"/>
      <style:paragraph-properties fo:line-height="107%" fo:text-align="left"/>
      <style:text-properties fo:country="DE" fo:font-size="11.0pt" fo:font-style="normal" fo:font-weight="normal" fo:language="de" fo:letter-spacing="normal" style:font-size-asian="11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text:document-meta xmlns:text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xforms="http://www.w3.org/2002/xforms" xmlns:xhtml="http://www.w3.org/1999/xhtml" xmlns:xlink="http://www.w3.org/1999/xlink" xmlns:xml="http://www.w3.org/XML/1998/namespace">
  <text:meta>
    <meta:generator>StarOffice/8$Win32 OpenOffice.org_project/680m18$Build-9161</meta:generator>
    <dc:date>2018-04-06T23:26:04</dc:date>
    <meta:editing-cycles>2</meta:editing-cycles>
    <meta:editing-duration>PT0.016S</meta:editing-duration>
  </text:meta>
</text:document-meta>
</file>